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Heading_20_3">
      <style:paragraph-properties fo:line-height="150%"/>
    </style:style>
    <style:style style:name="P3" style:family="paragraph" style:parent-style-name="Text_20_body">
      <style:paragraph-properties fo:margin-top="0cm" fo:margin-bottom="0cm" style:contextual-spacing="false" fo:line-height="150%"/>
    </style:style>
    <style:style style:name="P4" style:family="paragraph" style:parent-style-name="Text_20_body" style:list-style-name="L1">
      <style:paragraph-properties fo:margin-top="0cm" fo:margin-bottom="0cm" style:contextual-spacing="false" fo:line-height="150%"/>
    </style:style>
    <style:style style:name="P5" style:family="paragraph" style:parent-style-name="Text_20_body" style:list-style-name="L1">
      <style:paragraph-properties fo:line-height="150%"/>
    </style:style>
    <style:style style:name="P6" style:family="paragraph" style:parent-style-name="Text_20_body">
      <style:paragraph-properties fo:line-height="150%"/>
    </style:style>
    <style:style style:name="P7" style:family="paragraph" style:parent-style-name="Text_20_body" style:list-style-name="L2">
      <style:paragraph-properties fo:margin-top="0cm" fo:margin-bottom="0cm" style:contextual-spacing="false" fo:line-height="150%"/>
    </style:style>
    <style:style style:name="P8" style:family="paragraph" style:parent-style-name="Text_20_body" style:list-style-name="L2">
      <style:paragraph-properties fo:line-height="150%"/>
    </style:style>
    <style:style style:name="P9" style:family="paragraph" style:parent-style-name="Standard">
      <style:paragraph-properties fo:line-height="150%"/>
    </style:style>
    <style:style style:name="T1" style:family="text">
      <style:text-properties fo:language="en" fo:country="US"/>
    </style:style>
    <style:style style:name="T2" style:family="text">
      <style:text-properties officeooo:rsid="0012e3c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DAR-Driven Canopy <text:span text:style-name="T1">Height</text:span> and Biomass Estimation in Eifel National Park, Germany</text:h>
      <text:h text:style-name="P2" text:outline-level="3">Project Abstract</text:h>
      <text:p text:style-name="P3">Forest structure – especially tree height and biomass – is a key indicator of carbon storage in ecosystems​<text:span text:style-name="T2">(</text:span><text:a xlink:type="simple" xlink:href="https://essd.copernicus.org/articles/13/3927/2021/#:~:text=Above,pools%20and%20yields%20to%20carbon" office:target-frame-name="_blank" xlink:show="new" text:style-name="Internet_20_link" text:visited-style-name="Visited_20_Internet_20_Link">essd.copernicus.org</text:a><text:span text:style-name="T2">)</text:span>. This project will utilize LiDAR data alongside Sentinel-2 imagery to estimate forest canopy height and infer above-ground biomass in Eifel National Park (North Rhine-Westphalia, Germany). The research question is: <text:span text:style-name="Emphasis">How can high-resolution LiDAR data be used to map forest canopy height and what does this imply about the park’s carbon stock distribution?</text:span> Using QGIS, we will generate a <text:span text:style-name="Strong_20_Emphasis">Canopy Height Model (CHM)</text:span> from LiDAR (difference between Digital Surface Model and Digital Terrain Model) to map tree heights. We’ll integrate this with vegetation indices or land cover data from Sentinel-2 to distinguish forested areas and validate vegetation presence. Vector analysis (e.g., park zones or sample plots) will be applied to summarize biomass estimates per unit area. Through distance and overlay functions, we will examine how canopy height varies with factors like distance from park edges or roads. This methodology demonstrates how combining LiDAR’s 3D detail with satellite data produces actionable information on forest carbon storage​<text:span text:style-name="T2">(</text:span><text:a xlink:type="simple" xlink:href="https://www.mdpi.com/2072-4292/15/8/1969#:~:text=Global%20Ecosystem%20Dynamics%20Investigation%20,wall%20maps%20of%20the" office:target-frame-name="_blank" xlink:show="new" text:style-name="Internet_20_link" text:visited-style-name="Visited_20_Internet_20_Link">mdpi.com</text:a><text:span text:style-name="T2">)</text:span>.</text:p>
      <text:h text:style-name="P2" text:outline-level="3">Data Sources &amp; Availability</text:h>
      <text:list text:style-name="L1">
        <text:list-item>
          <text:p text:style-name="P4"><text:span text:style-name="Strong_20_Emphasis">Airborne LiDAR Data for Eifel NP:</text:span> High-resolution LiDAR point cloud or derived raster available from the state’s open data portal. North Rhine-Westphalia provides free LiDAR data for the entire state​<text:span text:style-name="T2">(r</text:span><text:a xlink:type="simple" xlink:href="https://rapidlasso.de/first-open-lidar-in-germany/#:~:text=Kudos%20to%20OpenNRW%20for%20offering,Westphalia%20%28Nordrhein" office:target-frame-name="_blank" xlink:show="new" text:style-name="Internet_20_link" text:visited-style-name="Visited_20_Internet_20_Link">apidlasso.de</text:a><text:span text:style-name="T2">) </text:span>(e.g., via OpenNRW’s download site). We will acquire LiDAR tiles covering Eifel National Park. If point clouds (.LAS files) are provided, they can be processed with tools like LAStools (QGIS plugin) or converted to raster. Alternatively, pre-made <text:span text:style-name="Strong_20_Emphasis">DSM and DTM</text:span> at 1 m resolution (often provided in NRW’s data) will be downloaded to simplify CHM creation. </text:p>
        </text:list-item>
        <text:list-item>
          <text:p text:style-name="P4"><text:span text:style-name="Strong_20_Emphasis">Sentinel-2 Imagery (summer 2021):</text:span> A cloud-free Sentinel-2 image (10 m resolution) for the Eifel area to obtain NDVI or land cover context. Download from Copernicus Hub or Earth Explorer​<text:span text:style-name="T2">(</text:span><text:a xlink:type="simple" xlink:href="https://yceo.yale.edu/where-can-i-get-sentinel-2-data#:~:text=You%20can%20obtain%20Sentinel%202,prior%20to%20searching%20for%20data" office:target-frame-name="_blank" xlink:show="new" text:style-name="Internet_20_link" text:visited-style-name="Visited_20_Internet_20_Link">yceo.yale.edu</text:a><text:span text:style-name="T2">)</text:span>. This ensures we map only vegetated areas and can differentiate forest vs open land in the LiDAR data. </text:p>
        </text:list-item>
        <text:list-item>
          <text:p text:style-name="P4"><text:soft-page-break/><text:span text:style-name="Strong_20_Emphasis">Eifel National Park Boundary:</text:span> Vector polygon of the park (available via the park authority or OpenStreetMap). This is used to clip data and also to analyze inside vs. outside park differences. </text:p>
        </text:list-item>
        <text:list-item>
          <text:p text:style-name="P4"><text:span text:style-name="Strong_20_Emphasis">Forest Inventory Plots or Stand Polygons (Optional):</text:span> If available, vector data of forest stands or sample plots within the park for validating height/biomass (could be sourced from park management or literature). If not, a grid or sub-compartment division can be created for analysis zones. </text:p>
        </text:list-item>
        <text:list-item>
          <text:p text:style-name="P5"><text:span text:style-name="Strong_20_Emphasis">Roads and Trails:</text:span> Vector line data from OpenStreetMap for roads inside the park. This will support distance analysis (e.g., effect of roads on canopy height). </text:p>
        </text:list-item>
      </text:list>
      <text:p text:style-name="P3">All data are publicly accessible. LiDAR from OpenNRW is downloadable as open data​<text:span text:style-name="T2">(</text:span><text:a xlink:type="simple" xlink:href="https://rapidlasso.de/first-open-lidar-in-germany/#:~:text=Kudos%20to%20OpenNRW%20for%20offering,Westphalia%20%28Nordrhein" office:target-frame-name="_blank" xlink:show="new" text:style-name="Internet_20_link" text:visited-style-name="Visited_20_Internet_20_Link">rapidlasso.de</text:a><text:span text:style-name="T2">)</text:span>. The processing will use QGIS-friendly formats (e.g., ASCII grid or GeoTIFF for DSM/DTM). Sentinel-2 is freely available (as noted, large files ~7GB for full scenes​<text:span text:style-name="T2">(</text:span><text:a xlink:type="simple" xlink:href="https://yceo.yale.edu/where-can-i-get-sentinel-2-data#:~:text=You%20can%20obtain%20Sentinel%202,prior%20to%20searching%20for%20data" office:target-frame-name="_blank" xlink:show="new" text:style-name="Internet_20_link" text:visited-style-name="Visited_20_Internet_20_Link">yceo.yale.edu</text:a><text:span text:style-name="T2">)</text:span></text:p>
      <text:p text:style-name="P6">, but clipping to the park reduces processing load).</text:p>
      <text:h text:style-name="P2" text:outline-level="3">Step-by-Step GIS Analysis Plan</text:h>
      <text:list text:style-name="L2">
        <text:list-item>
          <text:p text:style-name="P7"><text:span text:style-name="Strong_20_Emphasis">LiDAR Pre-processing:</text:span> If LiDAR data is in point cloud format: </text:p>
          <text:list>
            <text:list-item>
              <text:p text:style-name="P7">Use the <text:span text:style-name="Strong_20_Emphasis">LAStools</text:span> plugin or PDAL to generate a Digital Terrain Model (ground elevation raster) and Digital Surface Model (canopy top elevation raster) at a chosen resolution (e.g., 1 m). Classification of ground vs non-ground returns may be needed (LiDAR usually comes classified). Alternatively, if DSM and DTM are provided by the source, simply import those into QGIS. </text:p>
            </text:list-item>
            <text:list-item>
              <text:p text:style-name="P7">Compute the <text:span text:style-name="Strong_20_Emphasis">Canopy Height Model (CHM)</text:span> by subtracting DTM from DSM: <text:span text:style-name="Source_20_Text">CHM = DSM – DTM</text:span>. The CHM raster represents tree height above ground for each cell. </text:p>
            </text:list-item>
          </text:list>
        </text:list-item>
        <text:list-item>
          <text:p text:style-name="P7"><text:span text:style-name="Strong_20_Emphasis">Integrate Sentinel-2 Data:</text:span> Load the Sentinel-2 image and compute NDVI to confirm vegetated areas. Create a mask of forest cover by thresholding NDVI (e.g., NDVI &gt; 0.5) or using the infrared band to ensure only forested pixels are analyzed in the CHM (to avoid misinterpreting buildings or open areas that might appear in LiDAR DSM). This mask can be applied to the CHM raster (using raster calculator multiplication or <text:span text:style-name="Strong_20_Emphasis">Clip</text:span> by mask). </text:p>
        </text:list-item>
        <text:list-item>
          <text:p text:style-name="P7"><text:span text:style-name="Strong_20_Emphasis">Raster &amp; Vector Analysis of Canopy Height:</text:span> </text:p>
          <text:list>
            <text:list-item>
              <text:p text:style-name="P7">Generate summary statistics of the CHM. Use <text:span text:style-name="Strong_20_Emphasis">Raster Statistics</text:span> or <text:span text:style-name="Strong_20_Emphasis">Zonal Statistics</text:span> with a vector grid (e.g., 100m cells) or existing stand polygons to find max, mean, and standard deviation of tree heights in each zone. This effectively overlays vector units on the raster to quantify heights. </text:p>
            </text:list-item>
            <text:list-item>
              <text:p text:style-name="P7"><text:soft-page-break/>Identify patterns: Create a map of height classes (e.g., 0–10m, 10–20m, 20–30m, &gt;30m) by reclassifying the CHM. This will be useful for visualization and for biomass estimation (taller trees generally mean more biomass). </text:p>
            </text:list-item>
          </text:list>
        </text:list-item>
        <text:list-item>
          <text:p text:style-name="P7"><text:span text:style-name="Strong_20_Emphasis">Biomass Estimation:</text:span> Convert canopy height to an approximate above-ground biomass (AGB) using known allometric relations or literature values. For a beginner level, a simple approach could be: assume an average biomass per hectare for mature forest vs young forest. For example, one might use a published average like 300 tons/ha for areas with height &gt;30m, and proportionally less for shorter canopy. Another approach is to bring in an <text:span text:style-name="Strong_20_Emphasis">existing biomass raster</text:span> (such as an ESA or WRI biomass map​<text:span text:style-name="T2">(</text:span><text:a xlink:type="simple" xlink:href="https://www.mdpi.com/2072-4292/15/8/1969#:~:text=match%20at%20L619%20biomass%20density,at%20high%20spatial%20and%20temporal" office:target-frame-name="_blank" xlink:show="new" text:style-name="Internet_20_link" text:visited-style-name="Visited_20_Internet_20_Link">mdpi.com</text:a>) for the region to sample values. Using QGIS, overlay the CHM with this biomass dataset (or assign biomass values to the height classes) to produce a <text:span text:style-name="Strong_20_Emphasis">forest biomass density map</text:span>. (The actual values will be rough, but it demonstrates the methodology of linking height to carbon stock.) </text:p>
        </text:list-item>
        <text:list-item>
          <text:p text:style-name="P7"><text:span text:style-name="Strong_20_Emphasis">Distance Analysis:</text:span> Investigate spatial patterns in canopy structure: </text:p>
          <text:list>
            <text:list-item>
              <text:p text:style-name="P7">Use the <text:span text:style-name="Strong_20_Emphasis">Proximity (Raster Distance)</text:span> tool on the park boundary to create a raster of distance from the forest edge (or simply compute distance of each CHM cell to the nearest park border or clearing). Check if canopy heights are higher in interior (core) areas compared to edge (this would relate to edge effects). </text:p>
            </text:list-item>
            <text:list-item>
              <text:p text:style-name="P7">Similarly, use <text:span text:style-name="Strong_20_Emphasis">Distance to nearest road</text:span> (vector analysis) to see if areas near roads have lower canopy height, possibly due to past logging. For this, buffer the road lines at incremental distances (e.g., 0–100m, 100–300m, &gt;300m) and use <text:span text:style-name="Strong_20_Emphasis">Zonal Statistics</text:span> on the CHM within each buffer zone to calculate average height. This will show if roads correlate with shorter trees (indicating younger regrowth or disturbance). </text:p>
            </text:list-item>
          </text:list>
        </text:list-item>
        <text:list-item>
          <text:p text:style-name="P7"><text:span text:style-name="Strong_20_Emphasis">Overlay Operations:</text:span> Perform necessary overlays to integrate different layers: </text:p>
          <text:list>
            <text:list-item>
              <text:p text:style-name="P7"><text:span text:style-name="Strong_20_Emphasis">Intersect</text:span> the vector of park boundary with any external data if analyzing differences inside vs outside (e.g., compare biomass inside Eifel NP vs adjacent managed forests). This could entail clipping the CHM by the park and by an outside area for separate stats. </text:p>
            </text:list-item>
            <text:list-item>
              <text:p text:style-name="P7">If stand polygons or land-cover polygons exist, use <text:span text:style-name="Strong_20_Emphasis">Intersection</text:span> or <text:span text:style-name="Strong_20_Emphasis">Union</text:span> to merge height info with those attributes (for example, join average height to forest type polygons to see if conifer stands differ from broadleaf). </text:p>
            </text:list-item>
            <text:list-item>
              <text:p text:style-name="P7">Use <text:span text:style-name="Strong_20_Emphasis">Clip</text:span> (vector or raster) to focus outputs strictly on the area of interest. </text:p>
            </text:list-item>
          </text:list>
        </text:list-item>
        <text:list-item>
          <text:p text:style-name="P7"><text:span text:style-name="Strong_20_Emphasis">Map and Layout:</text:span> Create a detailed map showcasing <text:span text:style-name="Strong_20_Emphasis">canopy height across Eifel NP</text:span>. The map will use a colored gradient (e.g., light green for low vegetation up to dark green or blue for tallest trees) with a clear legend of height ranges. Key map elements will include: </text:p>
          <text:list>
            <text:list-item>
              <text:p text:style-name="P7">Title: <text:span text:style-name="Emphasis">“Canopy Height Model of Eifel National Park”</text:span>, </text:p>
            </text:list-item>
            <text:list-item>
              <text:p text:style-name="P7"><text:soft-page-break/>Legend for height (in meters), </text:p>
            </text:list-item>
            <text:list-item>
              <text:p text:style-name="P7">North arrow and scale bar, </text:p>
            </text:list-item>
            <text:list-item>
              <text:p text:style-name="P8">Annotations marking points of interest (e.g., tallest canopy patch, or areas of notably low canopy which might be recent clearings). Optionally, include an inset chart or table on the layout summarizing estimated biomass or average height per zone. Ensure the final print layout is clean and professional, as if presenting to park managers. </text:p>
            </text:list-item>
          </text:list>
        </text:list-item>
      </text:list>
      <text:h text:style-name="P2" text:outline-level="3">Final Outputs &amp; Decision-Making</text:h>
      <text:p text:style-name="P6"><text:span text:style-name="Strong_20_Emphasis">Outputs:</text:span> The main output is a <text:span text:style-name="Strong_20_Emphasis">Canopy Height Model map</text:span> over the park. This map visually communicates the vertical structure of the forest – highlighting tall old-growth areas versus shorter secondary growth. An accompanying <text:span text:style-name="Strong_20_Emphasis">biomass estimation map or table</text:span> will translate those heights into approximate carbon stock values (e.g., tons of carbon per hectare). Additional overlays (like roads or core vs edge zones) might be presented as secondary maps or annotations (for instance, a dashed line showing 100m from roads on the height map). All maps will adhere to cartographic standards (legend, scale, etc.), ready for inclusion in a report or portfolio.</text:p>
      <text:p text:style-name="P3"><text:span text:style-name="Strong_20_Emphasis">Spatial Insights:</text:span> This analysis will allow us to identify where the <text:span text:style-name="Strong_20_Emphasis">tallest trees and presumably highest biomass</text:span> are located in Eifel NP. We might discover, for example, that valley areas have 40m canopy (dark green on the map) indicating old stands, whereas ridge tops or previously logged sections have much lower height (~10–15m). The distance analysis could reveal <text:span text:style-name="Strong_20_Emphasis">edge effects</text:span>: perhaps the perimeter of the park (or zones near roads) have younger, shorter trees due to past disturbances or microclimate effects, whereas the interior harbors taller, older growth (a pattern often observed since core forests remain undisturbed​<text:a xlink:type="simple" xlink:href="https://duncanjg.wordpress.com/2013/11/19/quick-analysis-of-forest-fragmentation-using-the-new-global-deforestation-map/#:~:text=So%20only%204,forest%20very%20vulnerable%20to%20fire" office:target-frame-name="_blank" xlink:show="new" text:style-name="Internet_20_link" text:visited-style-name="Visited_20_Internet_20_Link">duncanjg.wordpress.com</text:a> /<text:a xlink:type="simple" xlink:href="https://media.clear.uconn.edu/projects/landscape/v2/forestfrag/measuring/categories_explained.htm#:~:text=Core%20Forest%20–%20Forest%20pixels,forest%20boundary" office:target-frame-name="_blank" xlink:show="new" text:style-name="Internet_20_link" text:visited-style-name="Visited_20_Internet_20_Link">media.clear.uconn.edu</text:a>).</text:p>
      <text:p text:style-name="P3">Such patterns have direct implications. For instance, park management can use this to target areas for <text:span text:style-name="Strong_20_Emphasis">carbon monitoring</text:span> or restoration – low biomass spots might be areas to allow natural succession or to study why growth is limited. The data could also verify the success of the park’s protection: if outside the park boundary canopy heights drop sharply, it quantifies the impact of conservation versus logging. Since LiDAR provides accurate 3D information, this project showcases a modern approach to forest inventory. It aligns with job roles in forest monitoring by demonstrating how <text:span text:style-name="Strong_20_Emphasis">LiDAR and GIS</text:span> can produce metrics like canopy height and density, which are vital for biomass and carbon estimates​<text:span text:style-name="T2">(</text:span><text:a xlink:type="simple" xlink:href="https://desktop.arcgis.com/en/arcmap/latest/manage-data/las-dataset/lidar-solutions-estimating-forest-density-and-height.htm#:~:text=Lidar%20can%20be%20used%20to,as%20well%20as%20forest%20management" office:target-frame-name="_blank" xlink:show="new" text:style-name="Internet_20_link" text:visited-style-name="Visited_20_Internet_20_Link">desktop.arcgis.com</text:a><text:span text:style-name="T2">)</text:span>. The final maps and analysis would serve as evidence of proficiency in advanced spatial analysis (raster math, zonal stats, overlays) and <text:soft-page-break/>the ability to derive environmental insights (e.g., identifying high carbon stock areas to prioritize for conservation).​ <text:span text:style-name="T2">(</text:span><text:a xlink:type="simple" xlink:href="https://www.mdpi.com/2072-4292/15/8/1969#:~:text=Global%20Ecosystem%20Dynamics%20Investigation%20,wall%20maps%20of%20the" office:target-frame-name="_blank" xlink:show="new" text:style-name="Internet_20_link" text:visited-style-name="Visited_20_Internet_20_Link">mdpi.com</text:a> <text:a xlink:type="simple" xlink:href="https://desktop.arcgis.com/en/arcmap/latest/manage-data/las-dataset/lidar-solutions-estimating-forest-density-and-height.htm#:~:text=Lidar%20can%20be%20used%20to,as%20well%20as%20forest%20management" office:target-frame-name="_blank" xlink:show="new" text:style-name="Internet_20_link" text:visited-style-name="Visited_20_Internet_20_Link">desktop.arcgis.com</text:a><text:span text:style-name="T2">)</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5:34:36.561845000</meta:creation-date>
    <dc:date>2025-03-12T16:09:59.264642000</dc:date>
    <meta:editing-duration>PT25M6S</meta:editing-duration>
    <meta:editing-cycles>1</meta:editing-cycles>
    <meta:document-statistic meta:table-count="0" meta:image-count="0" meta:object-count="0" meta:page-count="5" meta:paragraph-count="36" meta:word-count="1239" meta:character-count="10117" meta:non-whitespace-character-count="6500"/>
    <meta:generator>LibreOffice/25.2.0.3$MacOSX_X86_64 LibreOffice_project/e1cf4a87eb02d755bce1a01209907ea5ddc8f069</meta:generator>
  </office:meta>
</office:document-meta>
</file>